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monospace" svg:font-family="monospace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Text_20_body">
      <style:paragraph-properties fo:text-align="start" style:justify-single-word="false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paragraph-properties fo:text-align="start" style:justify-single-word="false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_5f_Réponse_5f_Elève" style:list-style-name="_5f_Numérotation_20_des_20_exercices"/>
    <style:style style:name="P11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1" style:family="paragraph" style:parent-style-name="_5f_Paragraphe_5f_avec_5f_Num_5f_Question" style:list-style-name="_5f_Numérotation_20_des_20_exercices"/>
    <style:style style:name="P112" style:family="paragraph" style:parent-style-name="_5f_Premier_5f_Titre_5f_Exercices_5f_avec_5f_Num_5f_Exo_5f_sans_5f_Titre" style:list-style-name="_5f_Numérotation_20_des_20_exercices" style:master-page-name="_37__5f_5_5f_SERIE_5f_G_5f_GAUCHE_5f_ET_5f_DROITE_5f_2COL">
      <style:paragraph-properties style:page-number="auto"/>
    </style:style>
    <style:style style:name="P113" style:family="paragraph">
      <style:paragraph-properties fo:text-align="center"/>
    </style:style>
    <style:style style:name="P11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15" style:family="paragraph">
      <loext:graphic-properties draw:fill="solid" draw:fill-color="#1ca2b8"/>
    </style:style>
    <style:style style:name="P116" style:family="paragraph">
      <loext:graphic-properties draw:fill="solid" draw:fill-color="#ead68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8" style:family="paragraph">
      <style:paragraph-properties fo:margin-left="0cm" fo:margin-right="0cm" fo:margin-top="0cm" fo:margin-bottom="0cm" fo:line-height="100%" fo:text-indent="0cm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d3802c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12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d7e12c"/>
    </style:style>
    <style:style style:name="P12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9" style:family="paragraph">
      <loext:graphic-properties draw:fill="solid" draw:fill-color="#7fb241"/>
    </style:style>
    <style:style style:name="P13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/>
    </style:style>
    <style:style style:name="T153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4" style:family="text">
      <style:text-properties officeooo:rsid="0160d7ef"/>
    </style:style>
    <style:style style:name="T155" style:family="text">
      <style:text-properties officeooo:rsid="0072f07f"/>
    </style:style>
    <style:style style:name="T156" style:family="text">
      <style:text-properties officeooo:rsid="0268e0aa"/>
    </style:style>
    <style:style style:name="T157" style:family="text">
      <style:text-properties officeooo:rsid="026ec296"/>
    </style:style>
    <style:style style:name="T158" style:family="text">
      <style:text-properties officeooo:rsid="0272f9e5"/>
    </style:style>
    <style:style style:name="T159" style:family="text">
      <style:text-properties officeooo:rsid="02757f12"/>
    </style:style>
    <style:style style:name="T160" style:family="text">
      <style:text-properties officeooo:rsid="02735980"/>
    </style:style>
    <style:style style:name="T161" style:family="text">
      <style:text-properties officeooo:rsid="01b6dc57"/>
    </style:style>
    <style:style style:name="T162" style:family="text">
      <style:text-properties officeooo:rsid="00b5d2d1"/>
    </style:style>
    <style:style style:name="T163" style:family="text">
      <style:text-properties officeooo:rsid="015f088a"/>
    </style:style>
    <style:style style:name="T164" style:family="text">
      <style:text-properties officeooo:rsid="01f8729d"/>
    </style:style>
    <style:style style:name="T165" style:family="text">
      <style:text-properties officeooo:rsid="010c4d3a"/>
    </style:style>
    <style:style style:name="T166" style:family="text">
      <style:text-properties fo:font-size="16pt" style:font-size-asian="16pt" style:font-size-complex="16pt"/>
    </style:style>
    <style:style style:name="T167" style:family="text">
      <style:text-properties officeooo:rsid="00b6801f"/>
    </style:style>
    <style:style style:name="T168" style:family="text">
      <style:text-properties officeooo:rsid="016f3374"/>
    </style:style>
    <style:style style:name="T169" style:family="text">
      <style:text-properties officeooo:rsid="014407b5"/>
    </style:style>
    <style:style style:name="T170" style:family="text">
      <style:text-properties officeooo:rsid="008d016c"/>
    </style:style>
    <style:style style:name="T171" style:family="text">
      <style:text-properties officeooo:rsid="009e3fdd"/>
    </style:style>
    <style:style style:name="T172" style:family="text">
      <style:text-properties officeooo:rsid="00a4cf55"/>
    </style:style>
    <style:style style:name="T173" style:family="text">
      <style:text-properties officeooo:rsid="005a3fa8"/>
    </style:style>
    <style:style style:name="T174" style:family="text">
      <style:text-properties fo:color="#ffffff" loext:opacity="100%" fo:background-color="#ffff00" loext:char-shading-value="0"/>
    </style:style>
    <style:style style:name="T175" style:family="text">
      <style:text-properties fo:color="#ffffff" loext:opacity="100%" officeooo:rsid="000d6d16" fo:background-color="#ffff00" loext:char-shading-value="0"/>
    </style:style>
    <style:style style:name="T176" style:family="text">
      <style:text-properties officeooo:rsid="00415f3a"/>
    </style:style>
    <style:style style:name="T177" style:family="text">
      <style:text-properties officeooo:rsid="00386ebd"/>
    </style:style>
    <style:style style:name="T178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9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80" style:family="text">
      <style:text-properties fo:font-variant="normal" fo:text-transform="none" fo:color="#000000" loext:opacity="100%" fo:letter-spacing="normal" fo:font-style="normal" fo:font-weight="normal" officeooo:rsid="02a624b4" style:font-size-asian="10pt" style:font-size-complex="10pt"/>
    </style:style>
    <style:style style:name="T181" style:family="text">
      <style:text-properties fo:font-variant="normal" fo:text-transform="none" style:use-window-font-color="true" loext:opacity="0%" fo:letter-spacing="normal" fo:font-style="normal" fo:font-weight="normal" officeooo:rsid="023c4a8e" style:font-size-asian="10pt" style:font-size-complex="10pt"/>
    </style:style>
    <style:style style:name="T182" style:family="text">
      <style:text-properties fo:font-variant="normal" fo:text-transform="none" fo:letter-spacing="normal" fo:font-style="normal" fo:font-weight="normal" style:font-size-asian="10pt" style:font-size-complex="10pt"/>
    </style:style>
    <style:style style:name="T183" style:family="text">
      <style:text-properties fo:font-variant="normal" fo:text-transform="none" fo:letter-spacing="normal" fo:font-style="normal" fo:font-weight="normal" officeooo:rsid="023572d8" style:font-size-asian="10pt" style:font-size-complex="10pt"/>
    </style:style>
    <style:style style:name="T184" style:family="text">
      <style:text-properties fo:font-variant="normal" fo:text-transform="none" fo:letter-spacing="normal" fo:font-style="normal" fo:font-weight="normal" officeooo:rsid="023c4a8e" style:font-size-asian="10pt" style:font-size-complex="10pt"/>
    </style:style>
    <style:style style:name="T185" style:family="text">
      <style:text-properties officeooo:rsid="00a59a60"/>
    </style:style>
    <style:style style:name="T186" style:family="text">
      <style:text-properties officeooo:rsid="01fe03f2"/>
    </style:style>
    <style:style style:name="T187" style:family="text">
      <style:text-properties officeooo:rsid="0096b4e2"/>
    </style:style>
    <style:style style:name="T188" style:family="text">
      <style:text-properties officeooo:rsid="0032e83a"/>
    </style:style>
    <style:style style:name="T189" style:family="text">
      <style:text-properties officeooo:rsid="002b33ed"/>
    </style:style>
    <style:style style:name="T190" style:family="text">
      <style:text-properties officeooo:rsid="00a59037"/>
    </style:style>
    <style:style style:name="T191" style:family="text">
      <style:text-properties style:use-window-font-color="true" loext:opacity="0%" fo:font-weight="normal" officeooo:rsid="023572d8" style:font-size-asian="10pt" style:font-size-complex="10pt"/>
    </style:style>
    <style:style style:name="T192" style:family="text">
      <style:text-properties style:use-window-font-color="true" loext:opacity="0%" fo:font-weight="normal" officeooo:rsid="023c4a8e" style:font-size-asian="10pt" style:font-size-complex="10pt"/>
    </style:style>
    <style:style style:name="T193" style:family="text">
      <style:text-properties style:use-window-font-color="true" loext:opacity="0%" style:font-weight-asian="bold" style:font-weight-complex="bold"/>
    </style:style>
    <style:style style:name="T194" style:family="text">
      <style:text-properties style:use-window-font-color="true" loext:opacity="0%" fo:font-style="normal" officeooo:rsid="022be140" style:font-weight-asian="bold" style:font-weight-complex="bold"/>
    </style:style>
    <style:style style:name="T195" style:family="text">
      <style:text-properties fo:font-size="9pt" fo:font-weight="bold" style:font-size-asian="9pt" style:font-weight-asian="bold" style:font-size-complex="9pt" style:font-weight-complex="bold"/>
    </style:style>
    <style:style style:name="T196" style:family="text">
      <style:text-properties officeooo:rsid="022be140"/>
    </style:style>
    <style:style style:name="T197" style:family="text">
      <style:text-properties fo:font-size="10pt" style:font-size-asian="10pt" style:font-size-complex="10pt"/>
    </style:style>
    <style:style style:name="T198" style:family="text">
      <style:text-properties fo:font-size="10pt" fo:font-weight="bold" style:font-size-asian="10pt" style:font-weight-asian="bold" style:font-size-complex="10pt" style:font-weight-complex="bold"/>
    </style:style>
    <style:style style:name="T199" style:family="text">
      <style:text-properties fo:font-size="10pt" fo:font-weight="bold" officeooo:rsid="0233e988" style:font-size-asian="10pt" style:font-weight-asian="bold" style:font-size-complex="10pt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size-asian="10pt" style:font-weight-asian="bold" style:font-size-complex="10pt" style:font-weight-complex="bold"/>
    </style:style>
    <style:style style:name="T202" style:family="text">
      <style:text-properties fo:color="#b3b3b3" loext:opacity="100%"/>
    </style:style>
    <style:style style:name="T203" style:family="text">
      <style:text-properties fo:color="#000000" loext:opacity="100%" fo:background-color="#ffff00" loext:char-shading-value="0"/>
    </style:style>
    <style:style style:name="T204" style:family="text">
      <style:text-properties fo:color="#000000" loext:opacity="100%" officeooo:rsid="0011c20f" fo:background-color="#ffff00" loext:char-shading-value="0"/>
    </style:style>
    <style:style style:name="T205" style:family="text">
      <style:text-properties fo:color="#000000" loext:opacity="100%" officeooo:rsid="02aae00a" fo:background-color="#ffff00" loext:char-shading-value="0"/>
    </style:style>
    <style:style style:name="T206" style:family="text">
      <style:text-properties fo:color="#000000" loext:opacity="100%" officeooo:rsid="02aae00a" fo:background-color="#ffff00" loext:char-shading-value="0" style:font-weight-asian="bold" style:font-weight-complex="bold"/>
    </style:style>
    <style:style style:name="T207" style:family="text">
      <style:text-properties fo:color="#000000" loext:opacity="100%" officeooo:rsid="000d6d16" fo:background-color="#ffff00" loext:char-shading-value="0"/>
    </style:style>
    <style:style style:name="T208" style:family="text">
      <style:text-properties fo:color="#000000" loext:opacity="100%" style:text-position="0% 100%"/>
    </style:style>
    <style:style style:name="T209" style:family="text">
      <style:text-properties style:font-size-asian="10pt" style:font-size-complex="10pt"/>
    </style:style>
    <style:style style:name="T210" style:family="text">
      <style:text-properties style:font-size-asian="10pt" style:font-weight-asian="bold" style:font-size-complex="10pt" style:font-weight-complex="bold"/>
    </style:style>
    <style:style style:name="T211" style:family="text">
      <style:text-properties officeooo:rsid="02a5e1a6" style:font-weight-asian="bold" style:font-weight-complex="bold"/>
    </style:style>
    <style:style style:name="T212" style:family="text">
      <style:text-properties officeooo:rsid="000d6d16"/>
    </style:style>
    <style:style style:name="T213" style:family="text">
      <style:text-properties style:text-position="super 58%"/>
    </style:style>
    <style:style style:name="T214" style:family="text"/>
    <style:style style:name="T21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216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217" style:family="text">
      <style:text-properties style:use-window-font-color="true" loext:opacity="0%" style:text-outline="false" style:text-line-through-style="none" style:text-line-through-type="none" style:font-name="Bitstream Vera Sans2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T218" style:family="text">
      <style:text-properties style:use-window-font-color="true" loext:opacity="0%" style:text-outline="false" style:text-line-through-style="none" style:text-line-through-type="none" style:text-position="super 58%" style:font-name="Bitstream Vera Sans2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T219" style:family="text">
      <style:text-properties fo:color="#d3802c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01cm" fo:border="0.99pt solid #1ca2b8" style:shadow="#add9e0 0.176cm 0.176cm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.101cm" fo:border="0.99pt solid #1ca2b8" style:shadow="#add9e0 0.176cm 0.176cm" draw:shadow-opacity="100%"/>
    </style:style>
    <style:style style:name="fr3" style:family="graphic" style:parent-style-name="Frame">
      <style:graphic-properties fo:margin-left="0cm" fo:margin-right="0cm" fo:margin-top="0.101cm" fo:margin-bottom="0cm" style:run-through="foreground" style:wrap="run-through" style:number-wrapped-paragraphs="no-limit" style:vertical-pos="from-top" style:vertical-rel="paragraph" style:horizontal-pos="from-left" style:horizontal-rel="paragraph" fo:padding="0.101cm" fo:border="0.99pt solid #1ca2b8" style:shadow="#add9e0 0.176cm 0.176cm" draw:shadow-opacity="100%" loext:rel-width-rel="paragraph"/>
    </style:style>
    <style:style style:name="fr4" style:family="graphic" style:parent-style-name="Frame">
      <style:graphic-properties fo:margin-left="0cm" fo:margin-right="0cm" fo:margin-top="0.101cm" fo:margin-bottom="0.101cm" style:run-through="foreground" style:wrap="run-through" style:number-wrapped-paragraphs="no-limit" style:vertical-pos="from-top" style:vertical-rel="paragraph" style:horizontal-pos="from-left" style:horizontal-rel="paragraph" fo:padding="0.101cm" fo:border="0.99pt solid #1ca2b8" style:shadow="#add9e0 0.176cm 0.176cm" draw:shadow-opacity="100%" draw:wrap-influence-on-position="once-concurrent" loext:allow-overlap="true" loext:rel-width-rel="paragraph"/>
    </style:style>
    <style:style style:name="fr5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6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7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8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9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25cm" svg:stroke-color="#000000" draw:marker-start="" draw:marker-start-width="0.229cm" draw:marker-start-center="false" draw:marker-end="" draw:marker-end-width="0.229cm" draw:marker-end-center="false" draw:fill="solid" draw:fill-color="#ead680" draw:textarea-horizontal-align="center" draw:textarea-vertical-align="middle" fo:padding-top="0.139cm" fo:padding-bottom="0.139cm" fo:padding-left="0.263cm" fo:padding-right="0.263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25cm" svg:stroke-color="#000000" draw:marker-start="" draw:marker-start-width="0.229cm" draw:marker-start-center="false" draw:marker-end="" draw:marker-end-width="0.229cm" draw:marker-end-center="false" draw:fill="solid" draw:fill-color="#99ccff" draw:textarea-horizontal-align="justify" draw:textarea-vertical-align="middle" draw:auto-grow-height="false" fo:min-height="1.72cm" fo:min-width="1.475cm" fo:padding-top="0.139cm" fo:padding-bottom="0.139cm" fo:padding-left="0.263cm" fo:padding-right="0.263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25cm" svg:stroke-color="#000000" draw:marker-start="" draw:marker-start-width="0.229cm" draw:marker-start-center="false" draw:marker-end="Arrow_20_concave" draw:marker-end-width="0.229cm" draw:marker-end-center="false" draw:fill="solid" draw:fill-color="#99ccff" draw:textarea-horizontal-align="center" draw:textarea-vertical-align="middle" fo:padding-top="0.139cm" fo:padding-bottom="0.139cm" fo:padding-left="0.263cm" fo:padding-right="0.263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1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6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8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332cm" fo:min-width="0.92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339cm" fo:min-width="1.78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solid" svg:stroke-width="0.049cm" svg:stroke-color="#d3802c" draw:marker-start="" draw:marker-start-width="0.377cm" draw:marker-start-center="false" draw:marker-end="" draw:marker-end-width="0.37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50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solid" svg:stroke-width="0.025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9cm" fo:padding-bottom="0.139cm" fo:padding-left="0.263cm" fo:padding-right="0.263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25cm" svg:stroke-color="#000000" draw:marker-start="" draw:marker-start-width="0.229cm" draw:marker-start-center="false" draw:marker-end="" draw:marker-end-width="0.229cm" draw:marker-end-center="false" draw:fill="solid" draw:fill-color="#99ccff" draw:textarea-horizontal-align="justify" draw:textarea-vertical-align="middle" draw:auto-grow-height="false" fo:min-height="1.72cm" fo:min-width="1.473cm" fo:padding-top="0.139cm" fo:padding-bottom="0.139cm" fo:padding-left="0.263cm" fo:padding-right="0.263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25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9cm" fo:padding-bottom="0.139cm" fo:padding-left="0.263cm" fo:padding-right="0.263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.025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8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fo:margin-top="0cm" fo:margin-bottom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49cm" svg:stroke-color="#2a6099" draw:marker-start="" draw:marker-start-width="0.339cm" draw:marker-start-center="false" draw:marker-end="" draw:marker-end-width="0.339cm" draw:marker-end-center="false" draw:fill="solid" draw:fill-color="#99ccff" draw:textarea-horizontal-align="center" draw:textarea-vertical-align="middle" fo:padding-top="0.15cm" fo:padding-bottom="0.15cm" fo:padding-left="0.273cm" fo:padding-right="0.273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50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6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4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0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7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4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2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10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20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32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87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justify" draw:textarea-vertical-align="middle" draw:auto-grow-height="fals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width="true" fo:min-height="0.413cm" fo:min-width="0.6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3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360" draw:name="Shape3_1" draw:style-name="gr1" draw:text-style-name="P113" svg:x1="11.497cm" svg:y1="1.383cm" svg:x2="21.997cm" svg:y2="1.397cm">
        <text:p/>
      </draw:line>
      <draw:frame text:anchor-type="page" text:anchor-page-number="1" draw:z-index="359" draw:name="Shape2_0" draw:style-name="gr2" draw:text-style-name="P114" svg:width="2.701cm" svg:height="0.715cm" draw:transform="rotate (0.0876155284501153) translate (1.21884722222222cm 1.51694444444444cm)">
        <draw:text-box>
          <text:p text:style-name="P113"><text:span text:style-name="T215">S</text:span><text:span text:style-name="T215">é</text:span><text:span text:style-name="T215">r</text:span><text:span text:style-name="T215">i</text:span><text:span text:style-name="T215">e</text:span><text:span text:style-name="T215"> </text:span><text:span text:style-name="T215">5</text:span></text:p>
        </draw:text-box>
      </draw:frame>
      <draw:path text:anchor-type="page" text:anchor-page-number="1" draw:z-index="356" draw:name="Shape1_0" draw:style-name="gr3" draw:text-style-name="P115" svg:width="4.329cm" svg:height="2.24cm" svg:x="0cm" svg:y="-0.001cm" svg:viewBox="0 0 4330 2241" svg:d="M0 2241l3984-288c209-15 363-168 345-342l-170-1611h-4159z">
        <text:p/>
      </draw:path>
      <text:list xml:id="list299745729" text:style-name="_5f_Numérotation_20_des_20_exercices">
        <text:list-item>
          <text:h text:style-name="P112" text:outline-level="1"><text:span text:style-name="_5f_Caractères"><text:span text:style-name="T182">Dans chaque cas, les deux figures sont sy­métriques par rapport à la droite (d)</text:span></text:span><text:span text:style-name="_5f_Caractères"><text:span text:style-name="T209">. </text:span></text:span><text:span text:style-name="_5f_Caractères"><text:span text:style-name="T180">À</text:span></text:span><text:span text:style-name="_5f_Caractères"><text:span text:style-name="T182"> partir des indications fournies dans la figure </text:span></text:span><text:span text:style-name="_5f_Caractères"><text:span text:style-name="T181">initiale</text:span></text:span><text:span text:style-name="_5f_Caractères"><text:span text:style-name="T182">, </text:span></text:span><text:span text:style-name="_5f_Caractères"><text:span text:style-name="T183">déduis-</text:span></text:span><text:span text:style-name="_5f_Caractères"><text:span text:style-name="T184">en</text:span></text:span><text:span text:style-name="_5f_Caractères"><text:span text:style-name="T209"> des informations </text:span></text:span><text:span text:style-name="_5f_Caractères"><text:span text:style-name="T191">sur </text:span></text:span><text:span text:style-name="_5f_Caractères"><text:span text:style-name="T192">la</text:span></text:span><text:span text:style-name="_5f_Caractères"><text:span text:style-name="T191"> figure </text:span></text:span><text:span text:style-name="_5f_Caractères"><text:span text:style-name="T192">symétrique</text:span></text:span><text:span text:style-name="_5f_Caractères"><text:span text:style-name="T191">. Choi­sis alors la propriété correspondante</text:span></text:span><text:span text:style-name="_5f_Caractères"><text:span text:style-name="T209"> qui permet de justifier tes réponses.</text:span></text:span></text:h>
        </text:list-item>
      </text:list>
      <text:h text:style-name="_5f_Paragraphe" text:outline-level="1"><draw:frame draw:style-name="fr4" draw:name="Cadre29" text:anchor-type="char" svg:x="0.252cm" svg:y="0.155cm" svg:width="9.001cm" style:rel-width="100%" draw:z-index="361"><draw:text-box fo:min-height="1.275cm"><text:p text:style-name="P102"><text:span text:style-name="Character_5f_20_5f_style"><text:span text:style-name="T195"> </text:span></text:span><text:span text:style-name="Character_5f_20_5f_style"><text:span text:style-name="T199">P1</text:span></text:span><text:span text:style-name="Character_5f_20_5f_style"><text:span text:style-name="T197"> La symétrie axiale conserve les longueurs.</text:span></text:span></text:p></draw:text-box></draw:frame><text:span text:style-name="_5f_Caractères"><text:span text:style-name="T201"/></text:span></text:h>
      <text:h text:style-name="_5f_Paragraphe" text:outline-level="1"><text:span text:style-name="Character_5f_20_5f_style"><text:span text:style-name="T198"/></text:span></text:h>
      <text:h text:style-name="_5f_Paragraphe" text:outline-level="1"><text:span text:style-name="Character_5f_20_5f_style"><text:span text:style-name="T198"/></text:span></text:h>
      <text:h text:style-name="_5f_Paragraphe" text:outline-level="1"><draw:frame draw:style-name="fr3" draw:name="Frame1" text:anchor-type="char" svg:x="0.247cm" svg:y="0.201cm" svg:width="9.001cm" style:rel-width="100%" draw:z-index="358"><draw:text-box fo:min-height="1.879cm"><text:p text:style-name="Standard"><text:span text:style-name="Character_5f_20_5f_style"> </text:span><text:span text:style-name="Character_5f_20_5f_style"><text:span text:style-name="T200">P2</text:span></text:span><text:span text:style-name="Character_5f_20_5f_style"> Si deux cercles sont symétriques par rap­port à une droite alors ils ont le même rayon.</text:span></text:p></draw:text-box></draw:frame><text:span text:style-name="_5f_Caractères"><text:span text:style-name="T201"/></text:span></text:h>
      <text:h text:style-name="_5f_Paragraphe" text:outline-level="1"><text:span text:style-name="Character_5f_20_5f_style"><text:span text:style-name="T198"/></text:span></text:h>
      <text:h text:style-name="_5f_Paragraphe" text:outline-level="1"><text:span text:style-name="Character_5f_20_5f_style"><text:span text:style-name="T198"/></text:span></text:h>
      <text:h text:style-name="_5f_Paragraphe" text:outline-level="1"><text:span text:style-name="Character_5f_20_5f_style"><text:span text:style-name="T198"/></text:span></text:h>
      <text:h text:style-name="_5f_Paragraphe" text:outline-level="1"><draw:frame draw:style-name="fr2" draw:name="Cadre6" text:anchor-type="char" svg:x="0.235cm" svg:y="0.33cm" svg:width="9.013cm" draw:z-index="357"><draw:text-box fo:min-height="1.371cm"><text:p text:style-name="Standard"><text:span text:style-name="Character_5f_20_5f_style"><text:span text:style-name="T195"> </text:span></text:span><text:span text:style-name="Character_5f_20_5f_style"><text:span text:style-name="T199">P3</text:span></text:span><text:span text:style-name="Character_5f_20_5f_style"><text:span text:style-name="T198"> </text:span></text:span><text:span text:style-name="Character_5f_20_5f_style"><text:span text:style-name="T197">La symétrie axiale conserve les mesures des angles.</text:span></text:span></text:p></draw:text-box></draw:frame><text:span text:style-name="_5f_Caractères"><text:span text:style-name="T201"/></text:span></text:h>
      <text:h text:style-name="_5f_Paragraphe" text:outline-level="1"><text:span text:style-name="Character_5f_20_5f_style"><text:span text:style-name="T198"/></text:span></text:h>
      <text:h text:style-name="_5f_Paragraphe" text:outline-level="1"><text:span text:style-name="Character_5f_20_5f_style"><text:span text:style-name="T198"/></text:span></text:h>
      <text:h text:style-name="_5f_Paragraphe" text:outline-level="1"><draw:frame draw:style-name="fr1" draw:name="Cadre5" text:anchor-type="char" svg:x="0.256cm" svg:y="0.385cm" svg:width="8.969cm" draw:z-index="353"><draw:text-box fo:min-height="1.782cm"><text:p text:style-name="Standard"><text:span text:style-name="Character_5f_20_5f_style"><text:span text:style-name="T198"> </text:span></text:span><text:span text:style-name="Character_5f_20_5f_style"><text:span text:style-name="T199">P4</text:span></text:span><text:span text:style-name="Character_5f_20_5f_style"><text:span text:style-name="T197"> Si deux figures sont symétriques par rap­port à une droite alors elles ont la même aire et le même périmètre.</text:span></text:span></text:p></draw:text-box></draw:frame><text:span text:style-name="_5f_Caractères"><text:span text:style-name="T201"/></text:span></text:h>
      <text:h text:style-name="_5f_Paragraphe" text:outline-level="1"><text:span text:style-name="Character_5f_20_5f_style"><text:span text:style-name="T198"/></text:span></text:h>
      <text:h text:style-name="_5f_Paragraphe" text:outline-level="1"><text:span text:style-name="Character_5f_20_5f_style"><text:span text:style-name="T198"/></text:span></text:h>
      <text:h text:style-name="_5f_Paragraphe" text:outline-level="1"><text:span text:style-name="Character_5f_20_5f_style"><text:span text:style-name="T198"/></text:span></text:h>
      <text:h text:style-name="_5f_Paragraphe" text:outline-level="1"><text:span text:style-name="Character_5f_20_5f_style"><text:span text:style-name="T198"/></text:span></text:h>
      <text:h text:style-name="_5f_Paragraphe" text:outline-level="1"><text:span text:style-name="_5f_Caractères_5f_gras"><text:span text:style-name="T210">Figure 1 :</text:span></text:span></text:h>
      <text:h text:style-name="_5f_Paragraphe" text:outline-level="1"><draw:g text:anchor-type="char" draw:z-index="354" draw:name="Shape71" draw:style-name="gr25"><draw:polygon draw:style-name="gr26" draw:text-style-name="P122" svg:width="2.847cm" svg:height="2.847cm" svg:x="5.26cm" svg:y="0.47cm" svg:viewBox="0 0 2848 2848" draw:points="0,0 1424,0 1424,1424 2848,2848 1424,2848 712,2136 0,2848 0,1424 712,712"><text:p/></draw:polygon><draw:polygon draw:style-name="gr26" draw:text-style-name="P122" svg:width="2.847cm" svg:height="2.847cm" svg:x="0.891cm" svg:y="0.47cm" svg:viewBox="0 0 2848 2848" draw:points="2848,0 1424,0 1424,1424 0,2848 1424,2848 2136,2136 2848,2848 2848,1424 2136,712"><text:p/></draw:polygon><draw:line draw:style-name="gr27" draw:text-style-name="P117" svg:x1="4.498cm" svg:y1="-0.005cm" svg:x2="4.498cm" svg:y2="3.792cm"><text:p/></draw:line><draw:frame draw:style-name="gr28" draw:text-style-name="P119" svg:width="0.503cm" svg:height="0.414cm" svg:x="3.973cm" svg:y="3.361cm"><draw:text-box><text:p text:style-name="P118"><text:span text:style-name="T216">(d)</text:span></text:p></draw:text-box></draw:frame><draw:frame draw:style-name="gr29" draw:text-style-name="P119" svg:width="0.246cm" svg:height="0.414cm" svg:x="4.955cm" svg:y="0.249cm"><draw:text-box><text:p text:style-name="P118"><text:span text:style-name="T216">A</text:span></text:p></draw:text-box></draw:frame><draw:frame draw:style-name="gr29" draw:text-style-name="P119" svg:width="0.246cm" svg:height="0.414cm" svg:x="6.76cm" svg:y="0.249cm"><draw:text-box><text:p text:style-name="P118"><text:span text:style-name="T216">B</text:span></text:p></draw:text-box></draw:frame><draw:frame draw:style-name="gr30" draw:text-style-name="P119" svg:width="0.251cm" svg:height="0.414cm" svg:x="6.85cm" svg:y="1.688cm"><draw:text-box><text:p text:style-name="P118"><text:span text:style-name="T216">C</text:span></text:p></draw:text-box></draw:frame><draw:frame draw:style-name="gr31" draw:text-style-name="P119" svg:width="0.276cm" svg:height="0.414cm" svg:x="8.241cm" svg:y="3.121cm"><draw:text-box><text:p text:style-name="P118"><text:span text:style-name="T216">D</text:span></text:p></draw:text-box></draw:frame><draw:frame draw:style-name="gr32" draw:text-style-name="P119" svg:width="0.207cm" svg:height="0.414cm" svg:x="5.888cm" svg:y="2.242cm"><draw:text-box><text:p text:style-name="P118"><text:span text:style-name="T216">F</text:span></text:p></draw:text-box></draw:frame><draw:frame draw:style-name="gr33" draw:text-style-name="P119" svg:width="0.278cm" svg:height="0.414cm" svg:x="5.116cm" svg:y="3.362cm"><draw:text-box><text:p text:style-name="P118"><text:span text:style-name="T216">G</text:span></text:p></draw:text-box></draw:frame><draw:frame draw:style-name="gr34" draw:text-style-name="P119" svg:width="0.269cm" svg:height="0.414cm" svg:x="4.95cm" svg:y="1.688cm"><draw:text-box><text:p text:style-name="P118"><text:span text:style-name="T216">H</text:span></text:p></draw:text-box></draw:frame><draw:frame draw:style-name="gr35" draw:text-style-name="P119" svg:width="0.366cm" svg:height="0.414cm" svg:x="3.761cm" svg:y="1.688cm"><draw:text-box><text:p text:style-name="P118"><text:span text:style-name="T216">H'</text:span></text:p></draw:text-box></draw:frame><draw:frame draw:style-name="gr36" draw:text-style-name="P119" svg:width="0.343cm" svg:height="0.414cm" svg:x="3.719cm" svg:y="0.099cm"><draw:text-box><text:p text:style-name="P118"><text:span text:style-name="T216">A'</text:span></text:p></draw:text-box></draw:frame><draw:frame draw:style-name="gr36" draw:text-style-name="P119" svg:width="0.343cm" svg:height="0.414cm" svg:x="2.004cm" svg:y="0.249cm"><draw:text-box><text:p text:style-name="P118"><text:span text:style-name="T216">B'</text:span></text:p></draw:text-box></draw:frame><draw:frame draw:style-name="gr37" draw:text-style-name="P119" svg:width="0.375cm" svg:height="0.414cm" svg:x="3.551cm" svg:y="3.362cm"><draw:text-box><text:p text:style-name="P118"><text:span text:style-name="T216">G'</text:span></text:p></draw:text-box></draw:frame><draw:frame draw:style-name="gr38" draw:text-style-name="P119" svg:width="0.304cm" svg:height="0.414cm" svg:x="2.9cm" svg:y="2.242cm"><draw:text-box><text:p text:style-name="P118"><text:span text:style-name="T216">F'</text:span></text:p></draw:text-box></draw:frame><draw:frame draw:style-name="gr39" draw:text-style-name="P119" svg:width="0.373cm" svg:height="0.414cm" svg:x="0.526cm" svg:y="3.121cm"><draw:text-box><text:p text:style-name="P118"><text:span text:style-name="T216">D'</text:span></text:p></draw:text-box></draw:frame><draw:frame draw:style-name="gr40" draw:text-style-name="P119" svg:width="0.348cm" svg:height="0.414cm" svg:x="1.904cm" svg:y="1.688cm"><draw:text-box><text:p text:style-name="P118"><text:span text:style-name="T216">C'</text:span></text:p></draw:text-box></draw:frame><draw:frame draw:style-name="gr41" draw:text-style-name="P119" svg:width="0.227cm" svg:height="0.414cm" svg:x="6.564cm" svg:y="3.362cm"><draw:text-box><text:p text:style-name="P118"><text:span text:style-name="T216">E</text:span></text:p></draw:text-box></draw:frame><draw:frame draw:style-name="gr42" draw:text-style-name="P119" svg:width="0.108cm" svg:height="0.414cm" svg:x="6.082cm" svg:y="1.023cm"><draw:text-box><text:p text:style-name="P118"><text:span text:style-name="T216">I</text:span></text:p></draw:text-box></draw:frame><draw:frame draw:style-name="gr43" draw:text-style-name="P119" svg:width="0.205cm" svg:height="0.414cm" svg:x="2.853cm" svg:y="1.023cm"><draw:text-box><text:p text:style-name="P118"><text:span text:style-name="T216">I'</text:span></text:p></draw:text-box></draw:frame><draw:frame draw:style-name="gr44" draw:text-style-name="P119" svg:width="0.324cm" svg:height="0.414cm" svg:x="2.149cm" svg:y="3.362cm"><draw:text-box><text:p text:style-name="P118"><text:span text:style-name="T216">E'</text:span></text:p></draw:text-box></draw:frame><draw:frame draw:style-name="gr45" draw:text-style-name="P119" svg:width="0.879cm" svg:height="0.414cm" svg:x="7.019cm" svg:y="3.362cm"><draw:text-box><text:p text:style-name="P118"><text:span text:style-name="T216">1 cm</text:span></text:p></draw:text-box></draw:frame><draw:line draw:style-name="gr46" draw:text-style-name="P117" svg:x1="6.54cm" svg:y1="2.932cm" svg:x2="6.306cm" svg:y2="3.167cm"><text:p/></draw:line><draw:line draw:style-name="gr46" draw:text-style-name="P117" svg:x1="6.501cm" svg:y1="2.875cm" svg:x2="6.267cm" svg:y2="3.11cm"><text:p/></draw:line><draw:path draw:style-name="gr47" draw:text-style-name="P117" svg:width="0.245cm" svg:height="0.425cm" svg:x="5.678cm" svg:y="0.459cm" svg:viewBox="0 0 246 426" svg:d="M0 426c8-5 14-8 22-13 6-5 13-9 20-13 6-5 13-10 20-16 6-4 13-9 19-15 5-4 12-10 18-16 5-6 11-11 17-17 6-7 11-12 17-19 5-6 10-12 15-18 5-8 10-14 14-21 5-7 9-13 14-20 4-7 8-14 12-22 4-7 8-15 11-21 3-8 7-16 11-23 3-8 5-15 8-23s5-16 8-24c2-7 5-16 7-23 1-8 2-16 4-24s3-15 4-24c1-8 2-16 3-25 0-8 1-16 2-24 0-8 0-16 0-25 0 9 0 17 0 25-1 8-2 16-2 24-1 9-2 17-3 25-1 9-2 16-4 24s-3 16-4 24c-2 7-5 16-7 23-3 8-5 16-8 24s-5 15-8 23c-4 7-8 15-11 23-3 6-7 14-11 21-4 8-8 15-12 22-5 7-9 13-14 20-4 7-9 13-14 21-5 6-10 12-15 18-6 7-11 12-17 19-6 6-12 11-17 17-6 6-13 12-18 16-6 6-13 11-19 15-7 6-14 11-20 16-7 4-14 8-20 13-8 5-14 8-22 13z"><text:p/></draw:path><draw:frame draw:style-name="gr48" draw:text-style-name="P119" svg:width="0.629cm" svg:height="0.414cm" svg:x="5.909cm" svg:y="0.552cm"><draw:text-box><text:p text:style-name="P118"><text:span text:style-name="T216">45°</text:span></text:p></draw:text-box></draw:frame><draw:line draw:style-name="gr46" draw:text-style-name="P117" svg:x1="5.688cm" svg:y1="3.11cm" svg:x2="5.454cm" svg:y2="2.875cm"><text:p/></draw:line><draw:line draw:style-name="gr46" draw:text-style-name="P117" svg:x1="5.644cm" svg:y1="3.167cm" svg:x2="5.41cm" svg:y2="2.932cm"><text:p/></draw:line></draw:g><text:span text:style-name="_5f_Caractères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_5f_Caractères_5f_gras"><text:span text:style-name="T193">Figure </text:span></text:span><text:span text:style-name="_5f_Caractères_5f_gras"><text:span text:style-name="T194">2</text:span></text:span><text:span text:style-name="_5f_Caractères_5f_gras"><text:span text:style-name="T193"> :</text:span></text:span></text:h>
      <text:h text:style-name="_5f_Paragraphe" text:outline-level="1"><text:span text:style-name="Character_5f_20_5f_style"/></text:h>
      <text:h text:style-name="_5f_Paragraphe" text:outline-level="1"><draw:g text:anchor-type="char" draw:z-index="355" draw:name="Shape72" draw:style-name="gr4"><draw:rect draw:style-name="gr5" draw:text-style-name="P116" svg:width="2.001cm" svg:height="2.003cm" draw:transform="skewX (-0.000872664625997144) rotate (-0.349065850398867) translate (1.16769444444444cm 1.00894444444444cm)"><text:p/></draw:rect><draw:custom-shape draw:style-name="gr6" draw:text-style-name="P117" svg:width="2.001cm" svg:height="1.999cm" draw:transform="rotate (-0.349065850398867) translate (1.50988888888889cm 0.0705555555555556cm)"><text:p/><draw:enhanced-geometry svg:viewBox="0 0 21600 21600" draw:mirror-horizontal="false" draw:mirror-vertical="false" draw:type="block-arc" draw:modifiers="176.252927521249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7" draw:text-style-name="P117" svg:x1="2.109cm" svg:y1="1.353cm" svg:x2="3.015cm" svg:y2="0.93cm"><text:p/></draw:line><draw:frame draw:style-name="gr8" draw:text-style-name="P119" svg:width="0.249cm" svg:height="0.414cm" svg:x="0.877cm" svg:y="0.717cm"><draw:text-box><text:p text:style-name="P118"><text:span text:style-name="T216">R</text:span></text:p></draw:text-box></draw:frame><draw:frame draw:style-name="gr9" draw:text-style-name="P119" svg:width="0.228cm" svg:height="0.414cm" svg:x="0.166cm" svg:y="2.689cm"><draw:text-box><text:p text:style-name="P118"><text:span text:style-name="T216">S</text:span></text:p></draw:text-box></draw:frame><draw:frame draw:style-name="gr10" draw:text-style-name="P119" svg:width="0.219cm" svg:height="0.414cm" svg:x="2.461cm" svg:y="3.535cm"><draw:text-box><text:p text:style-name="P118"><text:span text:style-name="T216">T</text:span></text:p></draw:text-box></draw:frame><draw:frame draw:style-name="gr11" draw:text-style-name="P119" svg:width="0.262cm" svg:height="0.414cm" svg:x="3.159cm" svg:y="1.551cm"><draw:text-box><text:p text:style-name="P118"><text:span text:style-name="T216">U</text:span></text:p></draw:text-box></draw:frame><draw:frame draw:style-name="gr12" draw:text-style-name="P119" svg:width="0.283cm" svg:height="0.414cm" svg:x="1.879cm" svg:y="1.378cm"><draw:text-box><text:p text:style-name="P118"><text:span text:style-name="T216">O</text:span></text:p></draw:text-box></draw:frame><draw:frame draw:style-name="gr13" draw:text-style-name="P120" svg:width="0.927cm" svg:height="0.332cm" draw:transform="rotate (0.43720497762458) translate (1.92616666666667cm 1.06538888888889cm)"><draw:text-box><text:p text:style-name="P118"><text:span text:style-name="T217">1 </text:span><text:span text:style-name="T217">cm</text:span></text:p></draw:text-box></draw:frame><draw:frame draw:style-name="gr14" draw:text-style-name="P120" svg:width="1.788cm" svg:height="0.339cm" svg:x="0.859cm" svg:y="2.165cm"><draw:text-box><text:p text:style-name="P118"><text:span text:style-name="T217">A</text:span><text:span text:style-name="T217">ir</text:span><text:span text:style-name="T217">e </text:span><text:span text:style-name="T217">= </text:span><text:span text:style-name="T217">4 </text:span><text:span text:style-name="T217">c</text:span><text:span text:style-name="T217">m</text:span><text:span text:style-name="T218">2</text:span></text:p></draw:text-box></draw:frame><draw:line draw:style-name="gr15" draw:text-style-name="P117" svg:x1="4.781cm" svg:y1="0.598cm" svg:x2="3.413cm" svg:y2="4.357cm"><text:p/></draw:line><draw:frame draw:style-name="gr16" draw:text-style-name="P121" svg:width="0.503cm" svg:height="0.414cm" svg:x="4.158cm" svg:y="0.568cm"><draw:text-box><text:p text:style-name="P118"><text:span text:style-name="T219">(</text:span><text:span text:style-name="T219">d</text:span><text:span text:style-name="T219">)</text:span></text:p></draw:text-box></draw:frame><draw:rect draw:style-name="gr17" draw:text-style-name="P122" svg:width="2.001cm" svg:height="1.999cm" draw:transform="skewX (0.000872664625997213) rotate (-0.348193185772869) translate (5.3975cm 2.555875cm)"><text:p/></draw:rect><draw:custom-shape draw:style-name="gr18" draw:text-style-name="P117" svg:width="1.999cm" svg:height="1.999cm" draw:transform="rotate (-0.349065850398867) translate (5.73793055555556cm 1.61395833333333cm)"><text:p/><draw:enhanced-geometry svg:viewBox="0 0 21600 21600" draw:mirror-horizontal="false" draw:mirror-vertical="false" draw:type="block-arc" draw:modifiers="176.252927521249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draw:style-name="gr19" draw:text-style-name="P117" svg:x1="6.375cm" svg:y1="2.787cm" svg:x2="6.305cm" svg:y2="2.977cm"><text:p/></draw:line><draw:frame draw:style-name="gr20" draw:text-style-name="P119" svg:width="0.361cm" svg:height="0.414cm" svg:x="5.024cm" svg:y="2.246cm"><draw:text-box><text:p text:style-name="P118"><text:span text:style-name="T216">U'</text:span></text:p></draw:text-box></draw:frame><draw:frame draw:style-name="gr21" draw:text-style-name="P119" svg:width="0.318cm" svg:height="0.414cm" svg:x="4.327cm" svg:y="4.22cm"><draw:text-box><text:p text:style-name="P118"><text:span text:style-name="T216">T'</text:span></text:p></draw:text-box></draw:frame><draw:frame draw:style-name="gr22" draw:text-style-name="P119" svg:width="0.325cm" svg:height="0.414cm" svg:x="6.736cm" svg:y="4.952cm"><draw:text-box><text:p text:style-name="P118"><text:span text:style-name="T216">S'</text:span></text:p></draw:text-box></draw:frame><draw:frame draw:style-name="gr23" draw:text-style-name="P119" svg:width="0.346cm" svg:height="0.414cm" svg:x="7.391cm" svg:y="3.08cm"><draw:text-box><text:p text:style-name="P118"><text:span text:style-name="T216">R'</text:span></text:p></draw:text-box></draw:frame><draw:frame draw:style-name="gr24" draw:text-style-name="P119" svg:width="0.382cm" svg:height="0.414cm" svg:x="6.059cm" svg:y="2.92cm"><draw:text-box><text:p text:style-name="P118"><text:span text:style-name="T216">O'</text:span></text:p></draw:text-box></draw:frame></draw:g><text:span text:style-name="_5f_Caractères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_5f_Caractères_5f_gras"><text:span text:style-name="T211">Figure 1 :</text:span></text:span></text:h>
      <text:list xml:id="list121959559156956" text:continue-numbering="true" text:style-name="_5f_Numérotation_20_des_20_exercices">
        <text:list-item>
          <text:list>
            <text:list-item>
              <text:p text:style-name="P109"><text:span text:style-name="_5f_Caractères"><text:span text:style-name="T196">D’après la propriété </text:span></text:span><text:span text:style-name="_5f_Caractères_5f_gras"><text:span text:style-name="T206">P3</text:span></text:span><text:span text:style-name="_5f_Caractères"><text:span text:style-name="T196">, on en déduit que</text:span></text:span></text:p>
              <text:p text:style-name="P109"><text:span text:style-name="Character_5f_20_5f_style"><text:span text:style-name="T202"><draw:frame draw:style-name="fr9" draw:name="Objet4" text:anchor-type="as-char" svg:y="-0.376cm" svg:width="1.947cm" svg:height="0.459cm" draw:z-index="362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  </text:list-item>
            <text:list-item>
              <text:p text:style-name="P111"><text:span text:style-name="_5f_Caractères"><text:span text:style-name="T196">D’après la propriété </text:span></text:span><text:span text:style-name="_5f_Caractères_5f_gras"><text:span text:style-name="T206">P1</text:span></text:span><text:span text:style-name="_5f_Caractères"><text:span text:style-name="T196"> , on en déduit que</text:span></text:span></text:p>
              <text:p text:style-name="P109"><text:span text:style-name="_5f_Caractères"><text:span text:style-name="T203">D</text:span></text:span><text:span text:style-name="_5f_Caractères"><text:span text:style-name="T207">'</text:span></text:span><text:span text:style-name="_5f_Caractères"><text:span text:style-name="T203">E</text:span></text:span><text:span text:style-name="_5f_Caractères"><text:span text:style-name="T207">'</text:span></text:span><text:span text:style-name="_5f_Caractères"><text:span text:style-name="T203"> = 1 cm <text:s/>et <text:s/></text:span></text:span><text:span text:style-name="_5f_Caractères_5f_correction">E</text:span><text:span text:style-name="_5f_Caractères_5f_correction"><text:span text:style-name="T212">'</text:span></text:span><text:span text:style-name="_5f_Caractères_5f_correction">F</text:span><text:span text:style-name="_5f_Caractères_5f_correction"><text:span text:style-name="T212">'</text:span></text:span><text:span text:style-name="_5f_Caractères_5f_correction"> = F</text:span><text:span text:style-name="_5f_Caractères_5f_correction"><text:span text:style-name="T212">'</text:span></text:span><text:span text:style-name="_5f_Caractères_5f_correction">G’</text:span><text:span text:style-name="_5f_Caractères"><text:span text:style-name="T174">.</text:span></text:span><text:span text:style-name="_5f_Caractères"><text:span text:style-name="T175">'</text:span></text:span></text:p>
            </text:list-item>
          </text:list>
        </text:list-item>
      </text:list>
      <text:h text:style-name="_5f_Paragraphe" text:outline-level="1"><text:span text:style-name="_5f_Caractères_5f_gras"><text:span text:style-name="T211">Figure 2 :</text:span></text:span></text:h>
      <text:list xml:id="list121959598577564" text:continue-list="list121959559156956" text:style-name="_5f_Numérotation_20_des_20_exercices">
        <text:list-item>
          <text:list>
            <text:list-item text:start-value="1">
              <text:p text:style-name="P111"><text:span text:style-name="_5f_Caractères"><text:span text:style-name="T196">D’après la propriété </text:span></text:span><text:span text:style-name="_5f_Caractères_5f_gras"><text:span text:style-name="T206">P2</text:span></text:span><text:span text:style-name="_5f_Caractères"><text:span text:style-name="T196">, on en déduit que</text:span></text:span></text:p>
            </text:list-item>
          </text:list>
        </text:list-item>
      </text:list>
      <text:h text:style-name="_5f_Paragraphe" text:outline-level="1"><text:span text:style-name="_5f_Caractères"><text:span text:style-name="T205">L</text:span></text:span><text:span text:style-name="_5f_Caractères"><text:span text:style-name="T203">e rayon du demi-cercle <text:s text:c="2"/></text:span></text:span><text:span text:style-name="_5f_Caractères"><text:span text:style-name="T204">O'U' = </text:span></text:span><text:span text:style-name="_5f_Caractères"><text:span text:style-name="T203">O'R' = 1 cm</text:span></text:span><text:span text:style-name="_5f_pointillés_20_gris">..</text:span></text:h>
      <text:list xml:id="list121958631987211" text:continue-numbering="true" text:style-name="_5f_Numérotation_20_des_20_exercices">
        <text:list-item>
          <text:list>
            <text:list-item>
              <text:p text:style-name="P111"><text:span text:style-name="_5f_Caractères"><text:span text:style-name="T196">D’après la propriété </text:span></text:span><text:span text:style-name="_5f_Caractères_5f_gras"><text:span text:style-name="T206">P4</text:span></text:span><text:span text:style-name="_5f_Caractères"><text:span text:style-name="T196"> , on en déduit que</text:span></text:span></text:p>
              <text:p text:style-name="P109"><text:span text:style-name="_5f_Caractères"><text:span text:style-name="T205">L</text:span></text:span><text:span text:style-name="_5f_Caractères"><text:span text:style-name="T203">'aire de R'S'T'U' </text:span></text:span><text:span text:style-name="_5f_Caractères"><text:span text:style-name="T205">mesure</text:span></text:span><text:span text:style-name="_5f_Caractères_5f_correction"> 4cm</text:span><text:span text:style-name="_5f_Caractères_5f_correction"><text:span text:style-name="T213">2</text:span></text:span><text:span text:style-name="_5f_Caractères_5f_correction"><text:span text:style-name="T152"> </text:span></text:span><text:span text:style-name="_5f_Caractères"><text:span text:style-name="T208">.</text:span></text:span></text:p>
            </text:list-item>
          </text:list>
        </text:list-item>
      </text:list>
      <text:p text:style-name="_5f_Paragraphe_5f_Réponse_5f_Pointillés_5f_Grisés"><text:span text:style-name="Character_5f_20_5f_style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monospace" svg:font-family="monospace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9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0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38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36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37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35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4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2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3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9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0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7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28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23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25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4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26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0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1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7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8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15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16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2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3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08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10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11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09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5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6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7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02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04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03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9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0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295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6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297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8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2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3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87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88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90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1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89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4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5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81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83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2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8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9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75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77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6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3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67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68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70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1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9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4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5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61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62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63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56" draw:name="Shape3_12" draw:style-name="Mgr5" draw:text-style-name="MP1" svg:x1="10.308cm" svg:y1="0.388cm" svg:x2="20.496cm" svg:y2="0.36cm"><text:p/></draw:line><draw:path text:anchor-type="paragraph" draw:z-index="257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59" draw:name="Shape3_27" draw:style-name="Mgr5" draw:text-style-name="MP1" svg:x1="10.308cm" svg:y1="0.388cm" svg:x2="20.496cm" svg:y2="0.36cm"><text:p/></draw:line><draw:path text:anchor-type="paragraph" draw:z-index="260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8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3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4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52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47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48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4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5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6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42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43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40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41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8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39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5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6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34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1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2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29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30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6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7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3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4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1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2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18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19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0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16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7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3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4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15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1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12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4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10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1" text:anchor-type="paragraph" svg:y="-0.06cm" draw:z-index="0"><draw:text-box fo:min-height="0.499cm" fo:min-width="7.096cm"><draw:frame draw:style-name="Mfr2" draw:name="Frame8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5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6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7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8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5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6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03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4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1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2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9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00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6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7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3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4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5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0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1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8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89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5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6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2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84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3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9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0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7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78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76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73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4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75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70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1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67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8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64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5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6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61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60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7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8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9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5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6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52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3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50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1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47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8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46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4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45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2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43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39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0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8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36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37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4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5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2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33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0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1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1" text:anchor-type="frame" svg:x="0.45cm" svg:y="0.079cm" svg:width="0.817cm" draw:z-index="0"><draw:text-box fo:min-height="0.355cm"><text:p text:style-name="MP3"><draw:g text:anchor-type="paragraph" draw:z-index="128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29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6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7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4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5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2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3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0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1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8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19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6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7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14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15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2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3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10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1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9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02" draw:name="Shape7_8" draw:style-name="Mgr9" draw:text-style-name="MP1" svg:x1="9.042cm" svg:y1="0.36cm" svg:x2="20.461cm" svg:y2="0.36cm"><text:p/></draw:line><draw:path text:anchor-type="paragraph" draw:z-index="103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4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</text:span><text:span text:style-name="MT142">e 1</text:span></text:p></draw:text-box></draw:frame>T<text:span text:style-name="MT143">itre de la série</text:span></text:p>
      </style:header>
      <style:header-left>
        <text:p text:style-name="MP80"><draw:line text:anchor-type="paragraph" draw:z-index="106" draw:name="Shape7_9" draw:style-name="Mgr9" draw:text-style-name="MP1" svg:x1="9.042cm" svg:y1="0.36cm" svg:x2="20.461cm" svg:y2="0.36cm"><text:p/></draw:line><draw:path text:anchor-type="paragraph" draw:z-index="107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8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</text:span><text:span text:style-name="MT142">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5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1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8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7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4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5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6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1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2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3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0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83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4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</text:span><text:span text:style-name="MT142">e 1</text:span></text:p></draw:text-box></draw:frame><draw:line text:anchor-type="paragraph" draw:z-index="85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87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8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</text:span><text:span text:style-name="MT142">e 1</text:span></text:p></draw:text-box></draw:frame><draw:line text:anchor-type="paragraph" draw:z-index="89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6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299745729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1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21957827233151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2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79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0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77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8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6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3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4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5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0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1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2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69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67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68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5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6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61" draw:name="Shape9" draw:style-name="Mgr1" draw:text-style-name="MP1" svg:x1="11.559cm" svg:y1="0.36cm" svg:x2="20.5cm" svg:y2="0.36cm"><text:p/></draw:line><draw:frame text:anchor-type="paragraph" draw:z-index="62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</text:span><text:span text:style-name="MT142">e 1</text:span></text:p></draw:text-box></draw:frame><draw:path text:anchor-type="paragraph" draw:z-index="63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4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0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9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7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8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5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56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4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2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53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0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1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8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9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46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47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4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5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2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3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0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1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8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9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6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7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4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5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2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33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0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1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8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3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26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7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4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1"><draw:text-box fo:min-height="0.355cm"><text:p text:style-name="MP3"><draw:g text:anchor-type="paragraph" draw:z-index="22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3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0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1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8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9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2" draw:name="Shape3_0" draw:style-name="Mgr14" draw:text-style-name="MP1" svg:x1="10.893cm" svg:y1="0.403cm" svg:x2="20.503cm" svg:y2="0.327cm"><text:p/></draw:line><draw:path text:anchor-type="char" draw:z-index="13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6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5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4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7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10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1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341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42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3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4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5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6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7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8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49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0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51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2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3DT4H12M31S</meta:editing-duration>
    <meta:editing-cycles>297</meta:editing-cycles>
    <meta:generator>LibreOffice/7.1.4.2$Linux_X86_64 LibreOffice_project/a529a4fab45b75fefc5b6226684193eb000654f6</meta:generator>
    <dc:date>2021-09-13T12:19:55.232570155</dc:date>
    <meta:document-statistic meta:table-count="0" meta:image-count="0" meta:object-count="1" meta:page-count="1" meta:paragraph-count="788" meta:word-count="2896" meta:character-count="19041" meta:non-whitespace-character-count="16530"/>
    <meta:template xlink:type="simple" xlink:actuate="onRequest" xlink:title="13-Géométrie plane partie_2_Serie_4_parallèles_et_perpendiculaires" xlink:href="../../Corrections%20brutes/SESAMATH/cahier%206ème%202021/13-Géométrie%20plane%20partie_2_Serie_4_parallèles_et_perpendiculaires.ott" meta:date="2021-01-17T20:27:00.625215510"/>
  </office:meta>
</office:document-meta>
</file>

<file path=Object 1/content.xml><?xml version="1.0" encoding="utf-8"?>
<math xmlns="http://www.w3.org/1998/Math/MathML" display="block">
  <semantics>
    <mstyle mathsize="10pt">
      <mrow>
        <mover accent="true">
          <mtext>B'A'I'</mtext>
          <mo stretchy="true">^</mo>
        </mover>
        <mrow>
          <mspace width="0.5em"/>
          <mo stretchy="false">=</mo>
          <mspace width="0.5em"/>
        </mrow>
        <mn>45</mn>
        <mi>°</mi>
      </mrow>
    </mstyle>
    <annotation encoding="StarMath 5.0">size 10{widehat {"B'A'I'"} `=` 45°}</annotation>
  </semantics>
</math>
</file>